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271" calcext:value-type="float">
            <text:p>1271</text:p>
          </table:table-cell>
          <table:table-cell table:style-name="ce7" table:formula="of:=COUNTIF([.B7:.B999998];&quot;X&quot;)" office:value-type="float" office:value="1095" calcext:value-type="float">
            <text:p>1095</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84" calcext:value-type="float">
            <text:p>84</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50" calcext:value-type="float">
            <text:p>150</text:p>
          </table:table-cell>
          <table:table-cell table:style-name="ce25" table:formula="of:=SUM([.B2:.F2])" office:value-type="float" office:value="1352" calcext:value-type="float">
            <text:p>135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3" table:number-rows-repeated="140">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6-05">00/00/0000</text:date>, <text:time style:data-style-name="N2" text:time-value="18:14:02.416056581">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6-05T18:14:26.551059005</dc:date>
    <meta:editing-duration>P1DT9H39M8S</meta:editing-duration>
    <meta:editing-cycles>1262</meta:editing-cycles>
    <meta:document-statistic meta:table-count="1" meta:cell-count="7670" meta:object-count="0"/>
  </office:meta>
</office:document-meta>
</file>